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style:font-name="Liberation Sans" fo:font-size="18.2000007629395pt" fo:font-weight="bold" officeooo:rsid="001b00fa" officeooo:paragraph-rsid="001b00fa" style:font-name-asian="Noto Sans CJK SC" style:font-size-asian="18.2000007629395pt" style:font-weight-asian="bold" style:font-name-complex="Lohit Devanagari" style:font-size-complex="18.2000007629395pt" style:font-weight-complex="bold"/>
    </style:style>
    <style:style style:name="P3" style:family="paragraph" style:parent-style-name="Heading_20_1">
      <style:paragraph-properties fo:break-before="page"/>
      <style:text-properties style:font-name="Liberation Sans" fo:font-size="18.2000007629395pt" fo:font-weight="bold" officeooo:rsid="001bd853" officeooo:paragraph-rsid="001bd853" style:font-name-asian="Noto Sans CJK SC" style:font-size-asian="18.2000007629395pt" style:font-weight-asian="bold" style:font-name-complex="Lohit Devanagari" style:font-size-complex="18.2000007629395pt" style:font-weight-complex="bold"/>
    </style:style>
    <style:style style:name="P4" style:family="paragraph" style:parent-style-name="Heading_20_2">
      <style:text-properties officeooo:paragraph-rsid="001a9f96"/>
    </style:style>
    <style:style style:name="P5" style:family="paragraph" style:parent-style-name="Heading_20_2">
      <style:text-properties style:font-name="Liberation Sans" fo:font-size="16.1000003814697pt" fo:font-weight="bold" officeooo:rsid="001b00fa" officeooo:paragraph-rsid="001b00fa" style:font-name-asian="Noto Sans CJK SC" style:font-size-asian="16.1000003814697pt" style:font-weight-asian="bold" style:font-name-complex="Lohit Devanagari" style:font-size-complex="16.1000003814697pt" style:font-weight-complex="bold"/>
    </style:style>
    <style:style style:name="P6" style:family="paragraph" style:parent-style-name="Heading_20_2">
      <style:text-properties style:font-name="Liberation Sans" fo:font-size="16.1000003814697pt" fo:font-weight="bold" officeooo:rsid="001bd853" officeooo:paragraph-rsid="001bd853" style:font-name-asian="Noto Sans CJK SC" style:font-size-asian="16.1000003814697pt" style:font-weight-asian="bold" style:font-name-complex="Lohit Devanagari" style:font-size-complex="16.1000003814697pt" style:font-weight-complex="bold"/>
    </style:style>
    <style:style style:name="P7" style:family="paragraph" style:parent-style-name="Standard">
      <style:text-properties officeooo:paragraph-rsid="0019dea2"/>
    </style:style>
    <style:style style:name="P8" style:family="paragraph" style:parent-style-name="Standard">
      <style:text-properties officeooo:rsid="0019dea2" officeooo:paragraph-rsid="0019dea2"/>
    </style:style>
    <style:style style:name="P9" style:family="paragraph" style:parent-style-name="Standard">
      <style:text-properties officeooo:paragraph-rsid="001a9f96"/>
    </style:style>
    <style:style style:name="P10" style:family="paragraph" style:parent-style-name="Standard">
      <style:text-properties officeooo:paragraph-rsid="001b00fa"/>
    </style:style>
    <style:style style:name="P11" style:family="paragraph" style:parent-style-name="Standard">
      <style:text-properties officeooo:rsid="001b00fa" officeooo:paragraph-rsid="001b00fa"/>
    </style:style>
    <style:style style:name="P12" style:family="paragraph" style:parent-style-name="Standard">
      <style:text-properties fo:font-weight="bold" officeooo:rsid="001b00fa" officeooo:paragraph-rsid="001b00fa" style:font-weight-asian="bold" style:font-weight-complex="bold"/>
    </style:style>
    <style:style style:name="P13" style:family="paragraph" style:parent-style-name="Standard">
      <style:text-properties officeooo:paragraph-rsid="001dacd4"/>
    </style:style>
    <style:style style:name="P14" style:family="paragraph" style:parent-style-name="Text_20_body">
      <style:text-properties officeooo:paragraph-rsid="001b00fa"/>
    </style:style>
    <style:style style:name="P15" style:family="paragraph" style:parent-style-name="Text_20_body">
      <style:text-properties officeooo:paragraph-rsid="001bd853"/>
    </style:style>
    <style:style style:name="P16" style:family="paragraph" style:parent-style-name="Text_20_body" style:list-style-name="L2"/>
    <style:style style:name="P17" style:family="paragraph" style:parent-style-name="Text_20_body">
      <style:text-properties fo:font-weight="bold" style:font-weight-asian="bold" style:font-weight-complex="bold"/>
    </style:style>
    <style:style style:name="P18" style:family="paragraph" style:parent-style-name="Text_20_body" style:list-style-name="L3"/>
    <style:style style:name="P19" style:family="paragraph" style:parent-style-name="Title">
      <style:text-properties officeooo:paragraph-rsid="001a9f96"/>
    </style:style>
    <style:style style:name="T1" style:family="text">
      <style:text-properties officeooo:rsid="0019dea2"/>
    </style:style>
    <style:style style:name="T2" style:family="text">
      <style:text-properties fo:font-weight="bold" style:font-weight-asian="bold" style:font-weight-complex="bold"/>
    </style:style>
    <style:style style:name="T3" style:family="text">
      <style:text-properties fo:font-weight="bold" officeooo:rsid="0019dea2" style:font-weight-asian="bold" style:font-weight-complex="bold"/>
    </style:style>
    <style:style style:name="T4" style:family="text">
      <style:text-properties fo:font-weight="bold" officeooo:rsid="001a9f96" style:font-weight-asian="bold" style:font-weight-complex="bold"/>
    </style:style>
    <style:style style:name="T5" style:family="text">
      <style:text-properties officeooo:rsid="001a9f96"/>
    </style:style>
    <style:style style:name="T6" style:family="text">
      <style:text-properties fo:font-weight="normal" officeooo:rsid="001a9f96" style:font-weight-asian="normal" style:font-weight-complex="normal"/>
    </style:style>
    <style:style style:name="T7" style:family="text">
      <style:text-properties officeooo:rsid="001b00fa"/>
    </style:style>
    <style:style style:name="T8" style:family="text">
      <style:text-properties fo:font-style="italic" style:font-style-asian="italic" style:font-style-complex="italic"/>
    </style:style>
    <style:style style:name="T9" style:family="text">
      <style:text-properties fo:font-style="italic" officeooo:rsid="001b00fa" style:font-style-asian="italic" style:font-style-complex="italic"/>
    </style:style>
    <style:style style:name="T10" style:family="text">
      <style:text-properties officeooo:rsid="001bd853"/>
    </style:style>
    <style:style style:name="T11" style:family="text">
      <style:text-properties officeooo:rsid="001dac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Créer un site web complet </text:p>
      <text:p text:style-name="P19"><text:span text:style-name="T5">pour un commerce</text:span></text:p>
      <text:p text:style-name="Standard"/>
      <text:p text:style-name="Standard"/>
      <text:p text:style-name="Standard"/>
      <text:p text:style-name="Standard"/>
      <text:p text:style-name="Standard"/>
      <text:p text:style-name="Standard"/>
      <text:p text:style-name="Standard"/>
      <text:p text:style-name="P14">Le TFE recouvre l’étude, la réalisation et la description d’une application single-page complète, capitalisant sur les acquis des modules répartis sur les deux années de formation. </text:p>
      <text:p text:style-name="P14">La situation professionnelle, fictive, sera la plus réaliste possible entre le client (formateur) et les autres collaborateurs potentiels (les autres apprenants).</text:p>
      <text:p text:style-name="P14"/>
      <text:p text:style-name="Standard"/>
      <text:h text:style-name="Heading_20_1" text:outline-level="1">Abstract</text:h>
      <text:p text:style-name="Text_20_body"/>
      <text:p text:style-name="P9">Le projet sera axé <text:span text:style-name="T5">sur deux</text:span> service<text:span text:style-name="T5">s: </text:span><text:s/><text:span text:style-name="T5">la commande et</text:span> <text:s/><text:span text:style-name="T5">la </text:span>réservation. </text:p>
      <text:p text:style-name="P9"/>
      <text:p text:style-name="P9"><text:span text:style-name="T5">Le premier, permettra de commander des produits à emporter ou à livrer</text:span></text:p>
      <text:p text:style-name="P9"/>
      <text:p text:style-name="P9"><text:span text:style-name="T5">Le deuxième permettra </text:span>la réservation de places pour, <text:span text:style-name="T5">par exemple,</text:span> des soirées jeux dans un magasin de jeux, la réservation de places pour des soirées cinéma dans un club vidéo <text:span text:style-name="T5">ou de tables pour un restaurant</text:span>.</text:p>
      <text:p text:style-name="P9"/>
      <text:p text:style-name="P9">L'idée est d'avoir une série de microservices qui <text:span text:style-name="T5">pourraient</text:span> s'exécuter sur différents serveurs.</text:p>
      <text:h text:style-name="P1" text:outline-level="1">FRONTEND</text:h>
      <text:p text:style-name="Standard"/>
      <text:h text:style-name="P4" text:outline-level="2"><text:span text:style-name="T2">Afficher le </text:span><text:span text:style-name="T3">catalogue</text:span></text:h>
      <text:p text:style-name="Text_20_body"><text:span text:style-name="T4">L</text:span>'interface doit afficher les produits du magasin, y compris les catégories de produits, les promotions, les prix et toute information pertinente aux produits. </text:p>
      <text:p text:style-name="P7">Le <text:span text:style-name="T1">catalogue</text:span> doit être facile à naviguer et visuellement attrayant, et doit permettre à l'utilisateur d'ajouter des articles à un panier ou de commander directement.</text:p>
      <text:p text:style-name="P7"/>
      <text:p text:style-name="P7"/>
      <text:h text:style-name="Heading_20_2" text:outline-level="2">Formulaire de contact</text:h>
      <text:p text:style-name="P9"><text:span text:style-name="T5">L</text:span>'interface doit inclure un formulaire de contact où les utilisateurs peuvent envoyer des demandes de renseignements, des commentaires ou d'autres messages au <text:span text:style-name="T1">gérant</text:span>. </text:p>
      <text:p text:style-name="P7"/>
      <text:p text:style-name="P7">Le formulaire doit être convivial et inclure des champs tels que le nom, l'e-mail, le téléphone et le message, ainsi que toute validation ou gestion des erreurs pertinentes.</text:p>
      <text:p text:style-name="P7"/>
      <text:p text:style-name="P7"/>
      <text:h text:style-name="Heading_20_2" text:outline-level="2">Commande</text:h>
      <text:p text:style-name="P9"><text:span text:style-name="T6">L</text:span>'interface doit permettre aux utilisateurs de <text:span text:style-name="T1">les produits</text:span>, que ce soit pour le<text:span text:style-name="T1">s emporter sur place ou les faire livrer à domicile</text:span>. </text:p>
      <text:p text:style-name="P7"/>
      <text:p text:style-name="P7">Le processus de commande doit être intuitif et facile à suivre, y compris des options pour personnaliser les commandes, sélectionner les méthodes de paiement et fournir des informations sur la livraison.</text:p>
      <text:p text:style-name="Standard"/>
      <text:p text:style-name="Standard"/>
      <text:h text:style-name="Heading_20_2" text:outline-level="2"><text:span text:style-name="T2">Réserver une </text:span><text:span text:style-name="T3">place</text:span></text:h>
      <text:p text:style-name="P9"><text:span text:style-name="T5">L</text:span>'interface doit permettre aux utilisateurs de faire des réservations <text:span text:style-name="T1">pour des évènements organisés par le magasin/restaurant</text:span>, y compris des options pour sélectionner la date et l'heure, le nombre d'invités et toute demande, <text:span text:style-name="T1">remarque</text:span> ou préférence spéciale <text:span text:style-name="T1">liée au commerce ou à l’évènement, comme par exemple des réservation récurrente (toutes les semaines, tous les mois)</text:span></text:p>
      <text:p text:style-name="P7"/>
      <text:p text:style-name="P7">Le processus de réservation doit être simple et direct, avec des e-mails ou des messages de confirmation et de rappel.</text:p>
      <text:p text:style-name="Standard"/>
      <text:p text:style-name="Standard"/>
      <text:p text:style-name="Standard"/>
      <text:h text:style-name="P1" text:outline-level="1">BACK-END</text:h>
      <text:p text:style-name="Standard"/>
      <text:p text:style-name="Standard"/>
      <text:h text:style-name="Heading_20_2" text:outline-level="2">Encoder <text:span text:style-name="T5">le catalogue</text:span></text:h>
      <text:p text:style-name="Standard"/>
      <text:p text:style-name="Standard">Le backend doit encoder le menu du restaurant dans un format structuré, tel que JSON ou XML, et le stocker dans une base de données ou un système de fichiers. Le menu doit inclure toutes les informations pertinentes telles que les plats, les prix, les descriptions, les images et les catégories, et doit être facilement modifiable et gérable.</text:p>
      <text:p text:style-name="Standard"><text:s/></text:p>
      <text:p text:style-name="Standard"/>
      <text:h text:style-name="Heading_20_2" text:outline-level="2">Gérer les commandes</text:h>
      <text:p text:style-name="P9"><text:span text:style-name="T5">L</text:span>e backend doit gérer les commandes passées par les utilisateurs, y compris le traitement des paiements, la notification du personnel et la mise à jour des stocks ou des niveaux de stock. </text:p>
      <text:p text:style-name="P9"/>
      <text:p text:style-name="P9">Les commandes doivent être stockées dans une base de données ou un système de fichiers, avec des options de filtrage, de tri et d'exportation.</text:p>
      <text:p text:style-name="Standard"/>
      <text:p text:style-name="Standard"/>
      <text:h text:style-name="Heading_20_2" text:outline-level="2">Valider les réservations</text:h>
      <text:p text:style-name="P9"><text:span text:style-name="T5">L</text:span>e backend doit valider les réservations effectuées par les utilisateurs, y compris la vérification de la disponibilité, la confirmation des détails et l'envoi de notifications au personnel et aux clients. </text:p>
      <text:p text:style-name="P9"/>
      <text:p text:style-name="P9">Les réservations doivent être stockées dans une base de données, avec des options de <text:span text:style-name="T11">validation, </text:span>modification, annulation.</text:p>
      <text:p text:style-name="Standard"/>
      <text:p text:style-name="Standard"/>
      <text:p text:style-name="Standard"/>
      <text:p text:style-name="P8"/>
      <text:h text:style-name="P1" text:outline-level="1">PRESENTATION</text:h>
      <text:p text:style-name="Standard"/>
      <text:h text:style-name="Heading_20_2" text:outline-level="2">Design</text:h>
      <text:p text:style-name="P9">Le site Web doit avoir un design épuré et moderne qui est visuellement attrayant et facile à naviguer. Utilisez une palette de couleurs appropriée <text:span text:style-name="T5">le thème </text:span>et évitez l'encombrement ou la décoration excessive.</text:p>
      <text:p text:style-name="Standard"><text:s text:c="5"/></text:p>
      <text:h text:style-name="Heading_20_2" text:outline-level="2">Images</text:h>
      <text:p text:style-name="P9"><text:span text:style-name="T7">U</text:span>tilisez des images de haute qualité du restaurant, <text:span text:style-name="T5">du magasin</text:span>, des <text:span text:style-name="T5">produits </text:span>et du personnel pour rendre le site Web plus engageant et attrayant. </text:p>
      <text:p text:style-name="P9">Utilisez des images correctement dimensionnées et optimisées pour une utilisation sur le Web, et utilisez des balises alt pour l'accessibilité.</text:p>
      <text:p text:style-name="Standard"/>
      <text:h text:style-name="Heading_20_2" text:outline-level="2">Lisibilité </text:h>
      <text:p text:style-name="P13"><text:span text:style-name="T5">Le catalogue </text:span>doit être facile à lire et à naviguer, avec des catégories et des descriptions claires. </text:p>
      <text:p text:style-name="P13">Utilisez des polices lisibles et appropriées, et évitez d'utiliser trop de polices ou de styles différents.</text:p>
      <text:p text:style-name="Standard"/>
      <text:p text:style-name="Standard"/>
      <text:h text:style-name="P5" text:outline-level="2">Adaptabilité</text:h>
      <text:p text:style-name="P10"><text:span text:style-name="T5">L</text:span>e site Web doit être réactif, ce qui signifie qu'il doit être optimisé pour différentes tailles d'écran et différents appareils. </text:p>
      <text:p text:style-name="P10">Utilisez des techniques de conception réactives telles que des mises en page flexibles, des <text:span text:style-name="T11">media-queries, ...</text:span></text:p>
      <text:p text:style-name="Standard"/>
      <text:p text:style-name="Standard"/>
      <text:h text:style-name="Heading_20_2" text:outline-level="2">Call to action</text:h>
      <text:p text:style-name="P10"><text:span text:style-name="T5">L</text:span>e site Web doit inclure des incitations à l'action claires, telles que "Commander maintenant" ou "Réserver une table", qui encouragent les utilisateurs à prendre des mesures spécifiques. </text:p>
      <text:p text:style-name="P10">Utilisez des boutons ou des liens qui se démarquent et sur lesquels il est facile de cliquer, et placez-les à des endroits bien en vue.</text:p>
      <text:p text:style-name="Standard"/>
      <text:p text:style-name="Standard"/>
      <text:h text:style-name="Heading_20_2" text:outline-level="2">Identité</text:h>
      <text:p text:style-name="P10"><text:span text:style-name="T7">L</text:span>e site Web doit <text:span text:style-name="T7">présenter</text:span> une <text:span text:style-name="T7">identité </text:span>cohérente, y compris le logo, les couleurs et <text:span text:style-name="T8">l’</text:span><text:span text:style-name="T9">ambiance</text:span><text:span text:style-name="T7"> générale</text:span>. Utilisez la même <text:span text:style-name="T7">identité </text:span>sur toutes les pages du site Web, ainsi que sur tous les canaux externes tels que les médias sociaux ou les e-mails.</text:p>
      <text:p text:style-name="Standard"/>
      <text:h text:style-name="P2" text:outline-level="1">CONTRAINTES</text:h>
      <text:p text:style-name="P11"/>
      <text:p text:style-name="P12">1. Le frontend doit être réalise avec la librairie React.js</text:p>
      <text:p text:style-name="P11"/>
      <text:p text:style-name="P10"><text:span text:style-name="T7">2. Concernant le backend, vous avez le choix des technologies et méthodes, parmis celles vues durant les 2 années de votre formation. </text:span></text:p>
      <text:p text:style-name="P10"/>
      <text:p text:style-name="P10"><text:span text:style-name="T7">3. Concernant le backend, vous avez la possibilité de choisir d’autres technologie (MongoDb par exemple) mais vous devez justifier vos choix techniques.</text:span></text:p>
      <text:p text:style-name="P10"/>
      <text:p text:style-name="P10"><text:span text:style-name="T7">4. Le code sera placé, dès le départ, dans un système de gestion de version, tel que GitHub, et votre rigueur dans l’utilisation de l’outils (régularité et pertinence des commits/commentaires) fera partie de votre évaluation</text:span></text:p>
      <text:p text:style-name="P10"/>
      <text:p text:style-name="P10"/>
      <text:p text:style-name="P10"/>
      <text:h text:style-name="P3" text:outline-level="1"><text:span text:style-name="T10">E</text:span>VALUATION</text:h>
      <text:p text:style-name="Text_20_body"/>
      <text:p text:style-name="P15">Le travail consiste à réaliser une application single-page, <text:span text:style-name="T10">la présenter devant un jury </text:span>et rédiger <text:span text:style-name="T10">un</text:span> dossier structuré la présentant. </text:p>
      <text:h text:style-name="Heading_20_2" text:outline-level="2">Dossier</text:h>
      <text:p text:style-name="P15">Il s’élabore individuellement <text:span text:style-name="T10">e</text:span>t en dehors des cours, <text:span text:style-name="T10">avec u</text:span>n coaching par le formateur.</text:p>
      <text:p text:style-name="Text_20_body">Il comportera une trentaine de pages minimum sans les annexes. Il sera remis au secrétariat de la section au plus tard un mois avant la présentation orale.</text:p>
      <text:p text:style-name="Text_20_body"/>
      <text:p text:style-name="Text_20_body">Les objectifs à atteindre pour obtenir l’appréciation du jury de fin d’étude sont décrits comme suit :</text:p>
      <text:p text:style-name="P17">1. Du point de vue global :</text:p>
      <text:p text:style-name="Text_20_body">Décrire la méthode de gestion de projet nécessaire aux analyses préalables, à la définition du périmètre, à l’établissement d’un calendrier, au développement de l’interface et des fonctionnalités, au suivi et à la maîtrise de l’état d’avancement, et à la livraison du produit.</text:p>
      <text:p text:style-name="Text_20_body"><text:span text:style-name="T2">2. Du point de vue particulier :</text:span></text:p>
      <text:list xml:id="list2156072978" text:style-name="L2">
        <text:list-item>
          <text:p text:style-name="P16">Défendre l’orientation et les choix pris en matière d’ui/ux design et de technologies ;</text:p>
        </text:list-item>
        <text:list-item>
          <text:p text:style-name="P16">Expliquer les différentes étapes de réalisation, de la réception du cahier des charges à la livraison du produit ;</text:p>
        </text:list-item>
        <text:list-item>
          <text:p text:style-name="P16">Évaluer les coûts des ressources matérielles et humaines nécessaires ;</text:p>
        </text:list-item>
        <text:list-item>
          <text:p text:style-name="P16">Expliquer la coordination et les relations avec des intervenants, partenaires au projet et des fournisseurs</text:p>
        </text:list-item>
      </text:list>
      <text:p text:style-name="Text_20_body"/>
      <text:h text:style-name="P6" text:outline-level="2">Jury</text:h>
      <text:p text:style-name="Text_20_body">La durée de l’épreuve devant jury est estimée à 30 minutes, <text:span text:style-name="T10">et sera évaluée selon ces critères:</text:span></text:p>
      <text:list xml:id="list887326119" text:style-name="L3">
        <text:list-item>
          <text:p text:style-name="P18">La méthode de présentation est synthétique <text:span text:style-name="T10">et</text:span> donne un bon aperçu du travail réalisé</text:p>
        </text:list-item>
        <text:list-item>
          <text:p text:style-name="P18">Le développement de points particuliers technologiques est judicieux</text:p>
        </text:list-item>
        <text:list-item>
          <text:p text:style-name="P18">Le temps de présentation défini par le jury est respecté (15 min)</text:p>
        </text:list-item>
        <text:list-item>
          <text:p text:style-name="P18">Les réponses aux questions posées sont correct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1T15:37:18.164275958</meta:creation-date>
    <dc:date>2023-02-22T11:15:14.310720359</dc:date>
    <meta:editing-duration>PT19H3M20S</meta:editing-duration>
    <meta:editing-cycles>3</meta:editing-cycles>
    <meta:generator>LibreOffice/6.4.7.2$Linux_X86_64 LibreOffice_project/40$Build-2</meta:generator>
    <meta:document-statistic meta:table-count="0" meta:image-count="0" meta:object-count="0" meta:page-count="6" meta:paragraph-count="74" meta:word-count="1159" meta:character-count="7282" meta:non-whitespace-character-count="6201"/>
  </office:meta>
</office:document-meta>
</file>